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ea5f2" officeooo:paragraph-rsid="000ea5f2"/>
    </style:style>
    <style:style style:name="P2" style:family="paragraph" style:parent-style-name="Text_20_body">
      <style:text-properties officeooo:paragraph-rsid="000ea5f2"/>
    </style:style>
    <style:style style:name="P3" style:family="paragraph" style:parent-style-name="Text_20_body">
      <style:text-properties fo:font-weight="normal" officeooo:rsid="000ea5f2" officeooo:paragraph-rsid="000ea5f2" style:font-weight-asian="normal" style:font-weight-complex="normal"/>
    </style:style>
    <style:style style:name="P4" style:family="paragraph" style:parent-style-name="Standard">
      <style:text-properties officeooo:rsid="000d329b" officeooo:paragraph-rsid="000d329b"/>
    </style:style>
    <style:style style:name="P5" style:family="paragraph" style:parent-style-name="Standard">
      <style:text-properties officeooo:rsid="000e141c" officeooo:paragraph-rsid="000e141c"/>
    </style:style>
    <style:style style:name="P6" style:family="paragraph" style:parent-style-name="Standard">
      <style:text-properties officeooo:rsid="000ea5f2" officeooo:paragraph-rsid="000ea5f2"/>
    </style:style>
    <style:style style:name="P7" style:family="paragraph" style:parent-style-name="Heading_20_5">
      <style:text-properties officeooo:rsid="000ea5f2" officeooo:paragraph-rsid="000ea5f2"/>
    </style:style>
    <style:style style:name="P8" style:family="paragraph" style:parent-style-name="Heading_20_5">
      <style:text-properties style:font-name="Liberation Serif" fo:font-weight="normal" officeooo:rsid="000ea5f2" officeooo:paragraph-rsid="000ea5f2" style:font-weight-asian="normal" style:font-weight-complex="normal"/>
    </style:style>
    <style:style style:name="T1" style:family="text">
      <style:text-properties officeooo:rsid="000e141c"/>
    </style:style>
    <style:style style:name="T2" style:family="text">
      <style:text-properties style:font-name="Liberation Serif" fo:font-weight="normal" style:font-weight-asian="normal" style:font-weight-complex="normal"/>
    </style:style>
    <style:style style:name="T3" style:family="text">
      <style:text-properties style:font-name="Liberation Serif" fo:font-weight="normal" officeooo:rsid="000ea5f2" style:font-weight-asian="normal" style:font-weight-complex="normal"/>
    </style:style>
    <style:style style:name="T4" style:family="text">
      <style:text-properties style:font-name="Liberation Serif" fo:font-weight="normal" officeooo:rsid="001001e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Bonjour, je suis Barthélémy. Né le 17 Mars 1993 à Paris, je commence 48h plus tard une longue série de voyage à travers le monde. Première halte, Johannesburg, en Afrique du Sud, où je passe 4 ans, l’anglais devenant ma langue natale. Je rentre en France pour habiter dans différents lieux (Paris et banlieues, Périgord…) puis j’atterris en Normandie lors de ma dixième année.</text:p>
      <text:p text:style-name="P4"/>
      <text:p text:style-name="P4">Bien plus tard en 2012, je décroche mon baccalauréat scientifique, avec la mention européenne français/anglais. Je commence ensuite des études centrées sur le médical et les sciences académiques (je possède aujourd’hui encore des compétences en soins infirmiers et en chimie, cordes toujours utiles à ajouter à son arc).</text:p>
      <text:p text:style-name="P4">Durant ces années j’ai officié au CHU <text:span text:style-name="T1">dans différents postes (bloc opératoire, stérilisation centrale, pharmacie, chirurgie, psychiatrie…). Mais une prise de conscience de ma vie à long terme me fait écourter mes études en soins infirmiers, puis je commence à travailler dans diverses domaines. J’ai été vendeur en jeux de société, équipier polyvalent en restauration rapide, barman, ouvreur de salle… avant de découvrir la NWS lors d’un salon du travail, et de commencer ma formation au sein de cette école.</text:span></text:p>
      <text:p text:style-name="P4"/>
      <text:p text:style-name="P5">Geek dans l’âme depuis mon plus jeune âge, les écrans sur lesquels je pouvais influer m’ont toujours fascinés d’aussi loin que remontent mes souvenirs. Passionné de jeux vidéos, au grand dam de mes parents, j’ai toujours baigné par choix dans cet océan de pop culture, au travers des jeux et d’internet. </text:p>
      <text:p text:style-name="P5">D’autres passions m’animent, telles que la musique et la lecture. Je suis moi même musicien dans un groupe de rock, où je suis guitariste lead. Et lorsque je n’en joue pas, j’en écoute ! Je le porte jusque dans ma peau, possédant plusieurs tatouages en rapport avec la musique.</text:p>
      <text:p text:style-name="P6">Pour ce qui est des lettres, je suis un lecteur acharné, et ceux peu importe la forme (romans, bandes dessinées, recueils de nouvelles, reportages, comics… je ne me déplace jamais sans quelque chose à lire.</text:p>
      <text:p text:style-name="P6">Cet amour des mots me donne une certaine aisance avec la langue de Molière, faisant de moi un recours pour mes amis/collègues lorsqu’il s’agit de trouver comment tourner astucieusement une phrase.</text:p>
      <text:p text:style-name="P6"/>
      <text:p text:style-name="P6"/>
      <text:h text:style-name="P7" text:outline-level="5">[CV]</text:h>
      <text:p text:style-name="P3"/>
      <text:h text:style-name="P8" text:outline-level="5">Ma passion pour les jeux vidéos fait partie des raisons qui m’ont poussé à intégrer la NWS. Cela va des énormes productions distribuées par de gros éditeurs, aux petits jeux indépendants, pleins de poésie et d’émotions. Je suis toujours friand de nouvelles découvertes, en terme d’expériences vidéoludiques, ou de technologie. l’évolution vers la réalité virtuelle fait par exemple partie des sujets que je suis de près.</text:h>
      <text:p text:style-name="P2"><text:span text:style-name="T3"/></text:p>
      <text:p text:style-name="P1"><text:span text:style-name="T2">Pour en revenir à la musique, elle occupe la quasi totalité de ma vie, à écouter ou composer. Cela fait maintenant 3 ans que je suis la guitare solo du groupe Feel That Punch ! <text:line-break/></text:span><text:span text:style-name="T4">Encore une fois, mes goûts sont très variés dans le domaine, je me plais à écouter une myriade de styles de musique différents, mais mes grands amours demeurent le rock et le blues. Ce sont d’ailleurs Eric Clapton et Slash, deux grands guitaristes dans ces domaines, qui m’ont donné la vocation de l’instrument à six cor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0:11:19.999000000</meta:creation-date>
    <dc:date>2020-02-11T11:51:09.804000000</dc:date>
    <meta:editing-duration>PT55M49S</meta:editing-duration>
    <meta:editing-cycles>1</meta:editing-cycles>
    <meta:document-statistic meta:table-count="0" meta:image-count="0" meta:object-count="0" meta:page-count="1" meta:paragraph-count="10" meta:word-count="516" meta:character-count="3113" meta:non-whitespace-character-count="2605"/>
    <meta:generator>LibreOffice/6.2.0.3$Windows_X86_64 LibreOffice_project/98c6a8a1c6c7b144ce3cc729e34964b47ce25d62</meta:generator>
  </office:meta>
</office:document-meta>
</file>